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LayoutManager.addInlineArea( LayoutContext context , Position pos , boolean isLastPosition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52">
            <text:p text:style-name="Table_20_Contents">52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LineLayoutManager.addBlockArea( LayoutContext context , Position pos , boolean isLastPos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ineLayoutManager.hasLeadingFence( boolean isNot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BreakPosition.LineBreakPosition( LayoutManager lm , int index , int iStartIndex , int iBreakIndex , int shrink , int stretch , int diff , double ipdA , double adjust , int ind , int lh , int lw , int sb , int sa , int 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pdate.Update( InlineLevelLayoutManager lm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graph.startSequenc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ineLayoutManager.createElements( List list , LineLayoutPossibilities llPoss , Position elementPosition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0">
            <text:p text:style-name="Table_20_Contents">60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LineLayoutManager.mustKeepWith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agraph.containsBo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eLayoutManager.mustKeepWith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graph.Paragraph( LineLayoutManager llm , int alignment , int alignmentLast , int indent , int end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eLayoutManager.discardSpace( KnuthGlue spaceG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neLayoutManager.getHyphenContext( StringBuffer sb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neBreakingAlgorithm.res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Manager.addAreas( PositionIterator parentIter , Layout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graph.endSequen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ineLayoutManager.hasTrailingFence( boolean isNot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Manager.negotiateBPDAdjustment( int adj , KnuthElement las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graph.endParagrap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eLayoutManager.postProcessLineBreaks( int alignment , LayoutContext contex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4">
            <text:p text:style-name="Table_20_Contents">24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LineLayoutManager.getChangedKnuthElements( List oldList , int align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ine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Manager.getNextKnuthElements( LayoutContext context , int align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ineBreakingAlgorithm.findBreakingPoints( Paragraph par , double threshold , boolean force , int allowedBrea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eLayoutManager.getEffectiveAlignment( int alignment , int alignmentLa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LayoutManager.mus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Manager.addChildArea( Area childAre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eBreakingAlgorithm.updateData1( int lineCount , double demer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eBreakingAlgorithm.makeLineBreakPosition( KnuthSequence par , int firstElementIndex , int lastElementIndex , int availableShrink , int availableStretch , int difference , double ratio , int inden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9">
            <text:p text:style-name="Table_20_Contents">39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LineLayoutManager.LineLayoutManager( Block block , Length lh , int l ,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eBreakingAlgorithm.LineBreakingAlgorithm( int pageAlign , int textAlign , int textAlignLast , int indent , int fillerWidth , int lh , int ld , int fl , boolean first , int maxFlagCount , LineLayoutManager ll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neBreakingAlgorithm.filterActiveNode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ineBreakingAlgorithm.updateData2( KnuthNode bestActiveNode , KnuthSequence par , int total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ineLayoutManager.collectInlineKnuthElements( LayoutContext context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1">
            <text:p text:style-name="Table_20_Contents">21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LineLayoutManager.getGeneratesLin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Manager.getGeneratesBlock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Manager.findHyphenationPoints( Paragraph currPar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LineLayoutManager.findOptimalBreakingPoints( int alignment , Paragraph currPa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Line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Manager.createLineBreaks( int alignment , Layout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